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9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8.31mm" svg:height="89.99mm" svg:x="108.07mm" svg:y="21mm">
            <draw:object draw:notify-on-update-of-ranges="Sheet1.A1:Sheet1.A1 Sheet1.A2:Sheet1.A34 Sheet1.B1:Sheet1.B1 Sheet1.B2:Sheet1.B34 Sheet1.A1:Sheet1.A1 Sheet1.A2:Sheet1.A34 Sheet1.C1:Sheet1.C1 Sheet1.C2:Sheet1.C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Value 1</text:p>
          </table:table-cell>
          <table:table-cell office:value-type="string" calcext:value-type="string">
            <text:p>Value 2</text:p>
          </table:table-cell>
        </table:table-row>
        <table:table-row table:style-name="ro1">
          <table:table-cell office:value-type="date" office:date-value="2018-01-01" calcext:value-type="date">
            <text:p>01.01.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8-01-04" calcext:value-type="date">
            <text:p>04.01.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8-01-07" calcext:value-type="date">
            <text:p>07.01.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8-01-10" calcext:value-type="date">
            <text:p>10.01.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8-01-13" calcext:value-type="date">
            <text:p>13.01.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1-16" calcext:value-type="date">
            <text:p>16.01.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8-01-19" calcext:value-type="date">
            <text:p>19.01.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8-01-22" calcext:value-type="date">
            <text:p>22.01.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8-01-25" calcext:value-type="date">
            <text:p>25.01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1-28" calcext:value-type="date">
            <text:p>28.01.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8-01-31" calcext:value-type="date">
            <text:p>31.01.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8-02-03" calcext:value-type="date">
            <text:p>03.02.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8-02-06" calcext:value-type="date">
            <text:p>06.02.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2-09" calcext:value-type="date">
            <text:p>09.02.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8-02-12" calcext:value-type="date">
            <text:p>12.02.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8-02-15" calcext:value-type="date">
            <text:p>15.02.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8-02-18" calcext:value-type="date">
            <text:p>18.02.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2-21" calcext:value-type="date">
            <text:p>21.02.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8-02-24" calcext:value-type="date">
            <text:p>24.02.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8-02-27" calcext:value-type="date">
            <text:p>27.02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8-03-02" calcext:value-type="date">
            <text:p>02.03.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8-03-05" calcext:value-type="date">
            <text:p>05.03.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3-08" calcext:value-type="date">
            <text:p>08.03.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8-03-11" calcext:value-type="date">
            <text:p>11.03.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8-03-14" calcext:value-type="date">
            <text:p>14.03.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8-03-17" calcext:value-type="date">
            <text:p>17.03.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8-03-20" calcext:value-type="date">
            <text:p>20.03.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8-03-23" calcext:value-type="date">
            <text:p>23.03.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3-26" calcext:value-type="date">
            <text:p>26.03.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8-03-29" calcext:value-type="date">
            <text:p>29.03.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4-01" calcext:value-type="date">
            <text:p>01.04.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4-04" calcext:value-type="date">
            <text:p>04.04.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8-04-07" calcext:value-type="date">
            <text:p>07.04.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104854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107" number:language="de" number:country="DE" number:title="shortDate">
      <number:day number:style="long"/>
      <number:text>.</number:text>
      <number:month number:style="long"/>
      <number:text>.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gina Henschel</meta:initial-creator>
    <meta:creation-date>2019-01-04T19:11:51.465000000</meta:creation-date>
    <dc:date>2019-01-04T19:16:12.184000000</dc:date>
    <dc:creator>Regina Henschel</dc:creator>
    <meta:editing-duration>PT4M22S</meta:editing-duration>
    <meta:editing-cycles>1</meta:editing-cycles>
    <meta:document-statistic meta:table-count="1" meta:cell-count="102" meta:object-count="1"/>
    <meta:generator>LO_tb42_noOpenGL/6.3.0.0.alpha0$Windows_X86_64 LibreOffice_project/49fcd3bbb30f93763fc5cb80fa6ac5cec5d0083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07" number:language="de" number:country="DE" number:title="shortDate">
      <number:day number:style="long"/>
      <number:text>.</number:text>
      <number:month number:style="long"/>
      <number:text>.</number:text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32cm" svg:height="9cm" xlink:href=".." xlink:type="simple" chart:class="chart:scatter" chart:style-name="ch1">
        <chart:legend chart:legend-position="end" svg:x="16.303cm" svg:y="3.946cm" style:legend-expansion="high" chart:style-name="ch2"/>
        <chart:plot-area chart:style-name="ch3" table:cell-range-address="Sheet1.A1:Sheet1.C34" chart:data-source-has-labels="row" svg:x="0.376cm" svg:y="0.18cm" svg:width="15.551cm" svg:height="8.64cm">
          <chartooo:coordinate-region svg:x="0.863cm" svg:y="0.382cm" svg:width="14.43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4" chart:label-cell-address="Sheet1.B1:Sheet1.B1" chart:class="chart:scatter">
            <chart:domain table:cell-range-address="Sheet1.A2:Sheet1.A34"/>
            <chart:data-point chart:repeated="33"/>
          </chart:series>
          <chart:series chart:style-name="ch8" chart:values-cell-range-address="Sheet1.C2:Sheet1.C34" chart:label-cell-address="Sheet1.C1:Sheet1.C1" chart:class="chart:scatter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 1</text:p>
                <draw:g>
                  <svg:desc>Sheet1.B1:Sheet1.B1</svg:desc>
                </draw:g>
              </table:table-cell>
              <table:table-cell office:value-type="string">
                <text:p>Value 2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101">
                <text:p>43101</text:p>
                <draw:g>
                  <svg:desc>Sheet1.A2:Sheet1.A34</svg:desc>
                </draw:g>
              </table:table-cell>
              <table:table-cell office:value-type="float" office:value="12">
                <text:p>12</text:p>
                <draw:g>
                  <svg:desc>Sheet1.B2:Sheet1.B34</svg:desc>
                </draw:g>
              </table:table-cell>
              <table:table-cell office:value-type="float" office:value="1">
                <text:p>1</text:p>
                <draw:g>
                  <svg:desc>Sheet1.C2:Sheet1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104">
                <text:p>4310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107">
                <text:p>4310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110">
                <text:p>4311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113">
                <text:p>431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116">
                <text:p>4311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119">
                <text:p>4311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122">
                <text:p>43122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125">
                <text:p>4312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128">
                <text:p>43128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131">
                <text:p>4313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134">
                <text:p>4313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137">
                <text:p>4313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140">
                <text:p>4314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143">
                <text:p>43143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146">
                <text:p>4314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149">
                <text:p>4314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152">
                <text:p>4315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155">
                <text:p>4315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158">
                <text:p>4315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161">
                <text:p>4316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164">
                <text:p>43164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167">
                <text:p>4316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170">
                <text:p>43170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173">
                <text:p>4317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176">
                <text:p>43176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179">
                <text:p>4317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182">
                <text:p>4318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185">
                <text:p>43185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188">
                <text:p>4318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191">
                <text:p>43191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194">
                <text:p>43194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197">
                <text:p>4319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O_tb42_noOpenGL/6.3.0.0.alpha0$Windows_X86_64 LibreOffice_project/49fcd3bbb30f93763fc5cb80fa6ac5cec5d0083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